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08cm" fo:min-width="9.469cm"/>
    </style:style>
    <style:style style:name="gr2" style:family="graphic" style:parent-style-name="standard">
      <style:graphic-properties draw:stroke="none" svg:stroke-color="#000000" draw:fill="none" draw:fill-color="#ffffff" fo:min-height="9.602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7.025cm" fo:min-width="7.76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44pt" style:font-size-asian="44pt" style:font-size-complex="44pt"/>
    </style:style>
    <style:style style:name="P3" style:family="paragraph">
      <loext:graphic-properties draw:fill-color="#ff3300"/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4.224cm" svg:x="4.302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6.637cm" svg:height="9.852cm" svg:x="6.08cm" svg:y="9.309cm">
          <draw:text-box>
            <text:p><text:span text:style-name="T1">Bavindu Dilshan</text:span></text:p>
            <text:p><text:span text:style-name="T1">17020239</text:span></text:p>
            <text:p><text:span text:style-name="T1"/></text:p>
            <text:p><text:span text:style-name="T1"/></text:p>
          </draw:text-box>
        </draw:frame>
        <draw:custom-shape draw:style-name="gr3" draw:text-style-name="P3" draw:layer="layout" svg:width="11.684cm" svg:height="10.287cm" svg:x="3.413cm" svg:y="17.2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19.699965538</meta:creation-date>
    <dc:date>2018-02-19T13:30:36.900273455</dc:date>
    <meta:editing-duration>PT2M28S</meta:editing-duration>
    <meta:editing-cycles>2</meta:editing-cycles>
    <meta:generator>LibreOffice/5.1.6.2$Linux_X86_64 LibreOffice_project/10m0$Build-2</meta:generator>
    <meta:document-statistic meta:object-count="3"/>
  </office:meta>
</office:document-meta>
</file>